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b929" officeooo:paragraph-rsid="0019ae1a"/>
    </style:style>
    <style:style style:name="P2" style:family="paragraph" style:parent-style-name="Standard">
      <style:text-properties officeooo:rsid="001aab76" officeooo:paragraph-rsid="0019ae1a"/>
    </style:style>
    <style:style style:name="P3" style:family="paragraph" style:parent-style-name="Standard">
      <style:text-properties officeooo:rsid="0019373e" officeooo:paragraph-rsid="0019ae1a"/>
    </style:style>
    <style:style style:name="P4" style:family="paragraph" style:parent-style-name="Standard">
      <style:text-properties officeooo:rsid="001aab76" officeooo:paragraph-rsid="0019ae1a"/>
    </style:style>
    <style:style style:name="P5" style:family="paragraph" style:parent-style-name="Standard">
      <style:text-properties officeooo:rsid="001aab76" officeooo:paragraph-rsid="001e3769"/>
    </style:style>
    <style:style style:name="P6" style:family="paragraph" style:parent-style-name="Standard">
      <style:text-properties officeooo:rsid="001aab76" officeooo:paragraph-rsid="001fdc6a"/>
    </style:style>
    <style:style style:name="T1" style:family="text">
      <style:text-properties officeooo:rsid="001b664c"/>
    </style:style>
    <style:style style:name="T2" style:family="text">
      <style:text-properties officeooo:rsid="001980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Здравейте, аз съм Димитър Бялков от premini-na-linux.ml! </text:p>
      <text:p text:style-name="P1"/>
      <text:p text:style-name="P1">Това, което ще ви покажем днес е как да си инсталирате Linux като днес ще ви покажем как става с диструбуцията Linux Mint, та нека да започваме</text:p>
      <text:p text:style-name="P1"/>
      <text:p text:style-name="P1">Първа стъпка е да се снабдите с буутващо устройство, което може да е под формата на флашка или диск, ISO файла, на който се намира самата инсталация на операционната система, както и софтуер, с които да запишем ISO файла на буутващото устройство.</text:p>
      <text:p text:style-name="P1"/>
      <text:p text:style-name="P3">След като вече сте се снабдили с всичко нужно, е време за ВТОРА СТЪПКА</text:p>
      <text:p text:style-name="P3">И тя е да запишем ISO файла на флашката, имайте впредвид, че след като запишем файла, всичката информация ще бъде изтрита от нея, за това ако имате ценни файлове ги прехвърлете на друг носител на информация. За целта има много програми, например Rufus, Win32DiskImager, но ние ще използваме unetbootin, тъй като тя се поддържа от най-много платформи, като Microsoft Windows, Linux, дори и от Apple MacOS, a също така <text:span text:style-name="T2">е доста опростена за използване. При нея дори няма смисъл да се тегли Iso файл за инсталация, тъй като тя има почти всички известни Linux дистрибуции, но обикновенно са доста по-стари версии и заради това, ще изполваме опцията да изберем файл. С натискането на бутона с три точки, се отваря прозорец. Тук трябва да отидете в директорията или мястото където сте записали ISO файла и съответно да го изберете. След това трябва да изберете флашката, на която искате да запишете инсталационния файл. Натискате ОК и изчаквате процеса по записването да отмине, след като е готов, поздравления, вие имате буутващо устройство с Linux</text:span></text:p>
      <text:p text:style-name="P2"/>
      <text:p text:style-name="P2">Трета стъпка е самата инсталация. Сега е време да рестартирате компютъра и да влезете в BIOS-а на вашият компютър и да зададете буутващата флашка като първо буутващо устройство. Понеже на всички дънни платки се прави по различен начин, ви препоръчваме да разучите в интернет как това става при вашата, ако не сте влизали в BIOS-a изобщо.</text:p>
      <text:p text:style-name="P2"/>
      <text:p text:style-name="P5">След като сте задали буутващото устр. с Linux като първо и сте запаметили настройките, компютърът ви ще се рестартира и вместо нормалното стартиране на компютъра, ще излезе ето този екран, на който пише, преведено от английски, Автоматично буутване след. Тук, преди 10 секундното време да изтече, натиснете, който и да е клавиш от вашата клавиатура. Ще ви се появи меню с<text:span text:style-name="T1">ъс 7 опции. Ние ще изберем първата опция, която е да ни отведе в тест на операционната система преди да я инсталираме, което означава, че можем да я използваме без инсталация, за да можем да разберем дали ни харесва или не. </text:span></text:p>
      <text:p text:style-name="P5"/>
      <text:p text:style-name="P5"><text:span text:style-name="T1">Не е задължително да я тествате, може директно да я инсталираме, както ще направя в момента, но ви препоръчвам да я тествате преди инсталация, също по този начин, може да изпробвате нещата, които ще покажем във други видеа, без инсталация. </text:span></text:p>
      <text:p text:style-name="P5"/>
      <text:p text:style-name="P5"><text:span text:style-name="T1">На работния плот, ще забележете, че третата икона е диск, а под него пише в превод, Инсталирай Linux Mint. Натискаме я и ще ви изкочи този прозорец, който иска да изберем езика на операционната система. Ще изберем български, за да може на някои зрители да им е по-наясно какво се случва, а също превода на български е доста добър. </text:span></text:p>
      <text:p text:style-name="P5"/>
      <text:p text:style-name="P5"><text:span text:style-name="T1">Следващото нещо, което ще ви излезе в същия прозорец, но вече на български език, е отметка, която като я натиснем, ще се инсталират, заедно с ОС програми, с които ще можем да слушаме музика, гледаме филми или видео записи или драйвъри от трето лице за Wi-Fi, видео карта и др. Компоненти. Препоръчително е да я изберем. </text:span></text:p>
      <text:p text:style-name="P5"/>
      <text:p text:style-name="P5"><text:soft-page-break/><text:span text:style-name="T1">След това се отваря най-важната част от инсталацията, а именно часта, в която трябва трябва да форматирате вашия хард диск, за да можем да запишем Linux, ще изберем първата опция, която е да изтрием всичко. </text:span></text:p>
      <text:p text:style-name="P5"/>
      <text:p text:style-name="P5"><text:span text:style-name="T1">Следващото нещо, което инсталатора ще ви попита е къде е вашето местоположение, като трябва да изберете столицата на вашата държава, избираме София, тъй като се намираме в българия.</text:span></text:p>
      <text:p text:style-name="P5"/>
      <text:p text:style-name="P5"><text:span text:style-name="T1">Следващото нещо, което трябва да конфигурираме е вторият език на клавиатурата. Под надписа изберете клавиатурна подредба избирате езика, който желаете да добавите освен английския, който е сложен предварително. След което във второто поле избира метода на писане, например БДС стандарта или фонетична. Ние ще изберем стандартната фонетична, но се чувстайте свободни да изберете, който метод искате. </text:span></text:p>
      <text:p text:style-name="P5"/>
      <text:p text:style-name="P5"><text:span text:style-name="T1">Следващата стъпка е избирането на потребителско име и парола. Това е друга, много важна стъпка, тъй като ще ви е нужна в следващия урок. Първото поле, както виждате изиска да въведете вашето име, второто поле изисква да зададете име на вашият компютър, като то според името ви ще е зададено, третото поле изисква да напишете вашето потребителско име, което автоматично какво виждате се сложи на имената ви, но ако желаете може да го промените, последните две стъпки са да напишете паролата, която желаете, а във долното поле трябва да я повторите. Отдолу трябва да изберете дали искате директно като ви се включи компютъра, да ви прати на десктопа или втората опция е да ви изисква парола при всяко влизане. Препоръчваме да изберете втората опция, тъй като при евентуална кражба, на настолния или преносимия ви компютър, той ще ще бъде заключен. </text:span></text:p>
      <text:p text:style-name="P5"/>
      <text:p text:style-name="P5"><text:span text:style-name="T1">След като сме изпълнили тази стъпка натискаме продължи и инсталацията започва. Това е най-дългата част, за това ние сме забързали кадрите, но имайте впредвид, че може да отнеме 15-20минути, в зависимост от бързината на компютъра ви. </text:span></text:p>
      <text:p text:style-name="P5"/>
      <text:p text:style-name="P5"><text:span text:style-name="T1">След като приключи процеса, ще ви излезе прозорец, който ще ви попите дали желаете, компютъра ви да се рестартира или ще продължите със тестването. </text:span></text:p>
      <text:p text:style-name="P5"/>
      <text:p text:style-name="P5"><text:span text:style-name="T1">След рестартирането, компютъра ви е готов за ползване. Почти! </text:span></text:p>
      <text:p text:style-name="P6"><text:span text:style-name="T1">Тук идва часта, в която трябва да инсталираме драйвърите, които Linux не е успял да инсталира, това става с натискането на драйвери, в прозореца, който се появи при стартирането. Избираме най-горните опции на всички и натскаме Запази промените. Ако ви даде грешки на определен драйвър, сложете втората опция или някоя по долна. След определено време инсталацията на драйвърите е готова и ще трябва да натиснете бутона рестартиране, при което компютъра ще се рестартира и поздравления, компютъра ви е готов за ползване. </text:span></text:p>
      <text:p text:style-name="P6"/>
      <text:p text:style-name="P6"><text:span text:style-name="T1">Можете да ползвате интернет, но имайте впредвид, че браузъра под разбиране, не дава опцията да зададете Гугъл като основно търсене.</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19:01:57.084231971</meta:creation-date>
    <dc:date>2018-02-18T19:20:52.441606027</dc:date>
    <meta:editing-duration>PT9M42S</meta:editing-duration>
    <meta:editing-cycles>4</meta:editing-cycles>
    <meta:generator>LibreOffice/5.1.6.2$Linux_X86_64 LibreOffice_project/10m0$Build-2</meta:generator>
    <meta:document-statistic meta:table-count="0" meta:image-count="0" meta:object-count="0" meta:page-count="2" meta:paragraph-count="19" meta:word-count="1002" meta:character-count="6107" meta:non-whitespace-character-count="5112"/>
  </office:meta>
</office:document-meta>
</file>